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2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28" style:parent-style-name="Fuentedepárrafopredeter." style:family="text">
      <style:text-properties style:font-name="Liberation SerifLiberation Seri" style:language-asian="es" style:country-asian="ES" style:language-complex="ar" style:country-complex="SA"/>
    </style:style>
    <style:style style:name="P129" style:parent-style-name="Standard" style:family="paragraph">
      <style:text-properties style:font-name="Liberation SerifLiberation Seri" style:language-asian="es" style:country-asian="ES" style:language-complex="ar" style:country-complex="SA"/>
    </style:style>
    <style:style style:name="P130" style:parent-style-name="Standard" style:family="paragraph">
      <style:text-properties style:font-name="Liberation SerifLiberation Seri" style:language-asian="es" style:country-asian="ES" style:language-complex="ar" style:country-complex="SA"/>
    </style:style>
    <style:style style:name="P131" style:parent-style-name="Standard" style:family="paragraph">
      <style:text-properties style:font-name="Liberation SerifLiberation Seri" style:language-asian="es" style:country-asian="ES" style:language-complex="ar" style:country-complex="SA"/>
    </style:style>
    <style:style style:name="P132" style:parent-style-name="Standard" style:family="paragraph">
      <style:text-properties style:font-name="Liberation SerifLiberation Seri" style:language-asian="es" style:country-asian="ES" style:language-complex="ar" style:country-complex="SA"/>
    </style:style>
    <style:style style:name="P133" style:parent-style-name="Standard" style:family="paragraph">
      <style:text-properties style:font-name="Liberation SerifLiberation Seri" style:language-asian="es" style:country-asian="ES" style:language-complex="ar" style:country-complex="SA"/>
    </style:style>
    <style:style style:name="P134" style:parent-style-name="Standard" style:family="paragraph">
      <style:text-properties style:font-name="Liberation SerifLiberation Seri" style:language-asian="es" style:country-asian="ES" style:language-complex="ar" style:country-complex="SA"/>
    </style:style>
    <style:style style:name="P135" style:parent-style-name="Standard" style:family="paragraph">
      <style:text-properties style:font-name="Liberation SerifLiberation Seri" style:language-asian="es" style:country-asian="ES" style:language-complex="ar" style:country-complex="SA"/>
    </style:style>
    <style:style style:name="T136" style:parent-style-name="Fuentedepárrafopredeter." style:family="text">
      <style:text-properties style:font-name="Liberation SerifLiberation Seri" style:language-asian="es" style:country-asian="ES" style:language-complex="ar" style:country-complex="SA"/>
    </style:style>
    <style:style style:name="T13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38" style:parent-style-name="Fuentedepárrafopredeter." style:family="text">
      <style:text-properties style:font-name="Liberation SerifLiberation Seri" style:language-asian="es" style:country-asian="ES" style:language-complex="ar" style:country-complex="SA"/>
    </style:style>
    <style:style style:name="T139"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1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4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45" style:parent-style-name="Fuentedepárrafopredeter." style:family="text">
      <style:text-properties style:font-name="Liberation SerifLiberation Seri" style:language-asian="es" style:country-asian="ES" style:language-complex="ar" style:country-complex="SA"/>
    </style:style>
    <style:style style:name="P146" style:parent-style-name="Standard" style:family="paragraph">
      <style:text-properties style:font-name="Liberation SerifLiberation Seri" style:language-asian="es" style:country-asian="ES" style:language-complex="ar" style:country-complex="SA"/>
    </style:style>
    <style:style style:name="P147" style:parent-style-name="Standard" style:family="paragraph">
      <style:text-properties style:font-name="Liberation SerifLiberation Seri" style:language-asian="es" style:country-asian="ES" style:language-complex="ar" style:country-complex="SA"/>
    </style:style>
    <style:style style:name="P148" style:parent-style-name="Standard" style:family="paragraph">
      <style:text-properties style:font-name="Liberation SerifLiberation Seri" style:language-asian="es" style:country-asian="ES" style:language-complex="ar" style:country-complex="SA"/>
    </style:style>
    <style:style style:name="P149" style:parent-style-name="Standard" style:family="paragraph">
      <style:text-properties style:font-name="Liberation SerifLiberation Seri" style:language-asian="es" style:country-asian="ES" style:language-complex="ar" style:country-complex="SA"/>
    </style:style>
    <style:style style:name="P150" style:parent-style-name="Standard" style:family="paragraph">
      <style:text-properties style:font-name="Liberation SerifLiberation Seri" style:language-asian="es" style:country-asian="ES" style:language-complex="ar" style:country-complex="SA"/>
    </style:style>
    <style:style style:name="P151" style:parent-style-name="Standard" style:family="paragraph">
      <style:text-properties style:font-name="Liberation SerifLiberation Seri" style:language-asian="es" style:country-asian="ES" style:language-complex="ar" style:country-complex="SA"/>
    </style:style>
    <style:style style:name="P152" style:parent-style-name="Standard" style:family="paragraph">
      <style:text-properties style:font-name="Liberation SerifLiberation Seri" style:language-asian="es" style:country-asian="ES" style:language-complex="ar" style:country-complex="SA"/>
    </style:style>
    <style:style style:name="P153" style:parent-style-name="Standard" style:family="paragraph">
      <style:text-properties style:font-name="Liberation SerifLiberation Seri" style:language-asian="es" style:country-asian="ES" style:language-complex="ar" style:country-complex="SA"/>
    </style:style>
    <style:style style:name="P154" style:parent-style-name="Standard" style:family="paragraph">
      <style:text-properties style:font-name="Liberation SerifLiberation Seri" style:language-asian="es" style:country-asian="ES" style:language-complex="ar" style:country-complex="SA"/>
    </style:style>
    <style:style style:name="P155" style:parent-style-name="Standard" style:family="paragraph">
      <style:text-properties style:font-name="Liberation SerifLiberation Seri" style:language-asian="es" style:country-asian="ES" style:language-complex="ar" style:country-complex="SA"/>
    </style:style>
    <style:style style:name="P156" style:parent-style-name="Standard" style:family="paragraph">
      <style:text-properties style:font-name="Liberation SerifLiberation Seri" style:language-asian="es" style:country-asian="ES" style:language-complex="ar" style:country-complex="SA"/>
    </style:style>
    <style:style style:name="P157" style:parent-style-name="Standard" style:family="paragraph">
      <style:text-properties style:font-name="Liberation SerifLiberation Seri" style:language-asian="es" style:country-asian="ES" style:language-complex="ar" style:country-complex="SA"/>
    </style:style>
    <style:style style:name="P158" style:parent-style-name="Standard" style:family="paragraph">
      <style:text-properties style:font-name="Liberation SerifLiberation Seri" style:language-asian="es" style:country-asian="ES" style:language-complex="ar" style:country-complex="SA"/>
    </style:style>
    <style:style style:name="P159" style:parent-style-name="Standard" style:family="paragraph">
      <style:text-properties style:font-name="Liberation SerifLiberation Seri" style:language-asian="es" style:country-asian="ES" style:language-complex="ar" style:country-complex="SA"/>
    </style:style>
    <style:style style:name="P160" style:parent-style-name="Standard" style:family="paragraph">
      <style:text-properties style:font-name="Liberation SerifLiberation Seri" style:language-asian="es" style:country-asian="ES" style:language-complex="ar" style:country-complex="SA"/>
    </style:style>
    <style:style style:name="P161" style:parent-style-name="Standard" style:family="paragraph">
      <style:text-properties style:font-name="Liberation SerifLiberation Seri" style:language-asian="es" style:country-asian="ES" style:language-complex="ar" style:country-complex="SA"/>
    </style:style>
    <style:style style:name="P162" style:parent-style-name="Standard" style:family="paragraph">
      <style:text-properties style:font-name="Liberation SerifLiberation Seri" style:language-asian="es" style:country-asian="ES" style:language-complex="ar" style:country-complex="SA"/>
    </style:style>
    <style:style style:name="P163" style:parent-style-name="Standard" style:family="paragraph">
      <style:text-properties style:font-name="Liberation SerifLiberation Seri" style:language-asian="es" style:country-asian="ES" style:language-complex="ar" style:country-complex="SA"/>
    </style:style>
    <style:style style:name="P164" style:parent-style-name="Standard" style:family="paragraph">
      <style:text-properties style:font-name="Liberation SerifLiberation Seri" style:language-asian="es" style:country-asian="ES" style:language-complex="ar" style:country-complex="SA"/>
    </style:style>
    <style:style style:name="P165" style:parent-style-name="Standard" style:family="paragraph">
      <style:text-properties style:font-name="Liberation SerifLiberation Seri" style:language-asian="es" style:country-asian="ES" style:language-complex="ar" style:country-complex="SA"/>
    </style:style>
    <style:style style:name="P166" style:parent-style-name="Standard" style:family="paragraph">
      <style:text-properties style:font-name="Liberation SerifLiberation Seri" style:language-asian="es" style:country-asian="ES" style:language-complex="ar" style:country-complex="SA"/>
    </style:style>
    <style:style style:name="P167" style:parent-style-name="Standard" style:family="paragraph">
      <style:text-properties style:font-name="Liberation SerifLiberation Seri" style:language-asian="es" style:country-asian="ES" style:language-complex="ar" style:country-complex="SA"/>
    </style:style>
    <style:style style:name="P168" style:parent-style-name="Standard" style:family="paragraph">
      <style:text-properties style:font-name="Liberation SerifLiberation Seri" style:language-asian="es" style:country-asian="ES" style:language-complex="ar" style:country-complex="SA"/>
    </style:style>
    <style:style style:name="P169" style:parent-style-name="Standard" style:family="paragraph">
      <style:text-properties style:font-name="Liberation SerifLiberation Seri" style:language-asian="es" style:country-asian="ES" style:language-complex="ar" style:country-complex="SA"/>
    </style:style>
    <style:style style:name="P170" style:parent-style-name="Standard" style:family="paragraph">
      <style:text-properties style:font-name="Liberation SerifLiberation Seri" style:language-asian="es" style:country-asian="ES" style:language-complex="ar" style:country-complex="SA"/>
    </style:style>
    <style:style style:name="P171" style:parent-style-name="Standard" style:family="paragraph">
      <style:text-properties style:font-name="Liberation SerifLiberation Seri" style:language-asian="es" style:country-asian="ES" style:language-complex="ar" style:country-complex="SA"/>
    </style:style>
    <style:style style:name="P172" style:parent-style-name="Standard" style:family="paragraph">
      <style:text-properties style:font-name="Liberation SerifLiberation Seri" style:language-asian="es" style:country-asian="ES" style:language-complex="ar" style:country-complex="SA"/>
    </style:style>
    <style:style style:name="P173" style:parent-style-name="Standard" style:family="paragraph">
      <style:text-properties style:font-name="Liberation SerifLiberation Seri" style:language-asian="es" style:country-asian="ES" style:language-complex="ar" style:country-complex="SA"/>
    </style:style>
    <style:style style:name="P174" style:parent-style-name="Standard" style:family="paragraph">
      <style:text-properties style:font-name="Liberation SerifLiberation Seri" style:language-asian="es" style:country-asian="ES" style:language-complex="ar" style:country-complex="SA"/>
    </style:style>
    <style:style style:name="P175" style:parent-style-name="Standard" style:family="paragraph">
      <style:text-properties style:font-name="Liberation SerifLiberation Seri" style:language-asian="es" style:country-asian="ES" style:language-complex="ar" style:country-complex="SA"/>
    </style:style>
    <style:style style:name="P176" style:parent-style-name="Standard" style:family="paragraph">
      <style:text-properties style:font-name="Liberation SerifLiberation Seri" style:language-asian="es" style:country-asian="ES" style:language-complex="ar" style:country-complex="SA"/>
    </style:style>
    <style:style style:name="P177" style:parent-style-name="Standard" style:family="paragraph">
      <style:text-properties style:font-name="Liberation SerifLiberation Seri" style:language-asian="es" style:country-asian="ES" style:language-complex="ar" style:country-complex="SA"/>
    </style:style>
    <style:style style:name="P178" style:parent-style-name="Standard" style:family="paragraph">
      <style:text-properties style:font-name="Liberation SerifLiberation Seri" style:language-asian="es" style:country-asian="ES" style:language-complex="ar" style:country-complex="SA"/>
    </style:style>
    <style:style style:name="P179" style:parent-style-name="Standard" style:family="paragraph">
      <style:text-properties style:font-name="Liberation SerifLiberation Seri" style:language-asian="es" style:country-asian="ES" style:language-complex="ar" style:country-complex="SA"/>
    </style:style>
    <style:style style:name="P180" style:parent-style-name="Standard" style:family="paragraph">
      <style:text-properties style:font-name="Liberation SerifLiberation Seri" style:language-asian="es" style:country-asian="ES" style:language-complex="ar" style:country-complex="SA"/>
    </style:style>
    <style:style style:name="T181" style:parent-style-name="Fuentedepárrafopredeter." style:family="text">
      <style:text-properties style:language-asian="es" style:country-asian="ES" style:language-complex="ar" style:country-complex="SA"/>
    </style:style>
    <style:style style:name="P182" style:parent-style-name="Standard" style:family="paragraph">
      <style:text-properties style:font-name="Liberation SerifLiberation Seri" style:language-asian="es" style:country-asian="ES" style:language-complex="ar" style:country-complex="SA"/>
    </style:style>
    <style:style style:name="P183" style:parent-style-name="Standard" style:family="paragraph">
      <style:text-properties style:font-name="Liberation SerifLiberation Seri" style:language-asian="es" style:country-asian="ES" style:language-complex="ar" style:country-complex="SA"/>
    </style:style>
    <style:style style:name="T184"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185" style:parent-style-name="Fuentedepárrafopredeter." style:family="text">
      <style:text-properties style:font-name="Liberation SerifLiberation Seri" style:language-asian="es" style:country-asian="ES" style:language-complex="ar" style:country-complex="SA"/>
    </style:style>
    <style:style style:name="T186"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187" style:parent-style-name="Fuentedepárrafopredeter." style:family="text">
      <style:text-properties style:font-name="Liberation SerifLiberation Seri" style:language-asian="es" style:country-asian="ES" style:language-complex="ar" style:country-complex="SA"/>
    </style:style>
    <style:style style:name="P188" style:parent-style-name="Standard" style:family="paragraph">
      <style:text-properties style:font-name="Liberation SerifLiberation Seri" style:language-asian="es" style:country-asian="ES" style:language-complex="ar" style:country-complex="SA"/>
    </style:style>
    <style:style style:name="P189" style:parent-style-name="Standard" style:family="paragraph">
      <style:text-properties style:font-name="Liberation SerifLiberation Seri" style:language-asian="es" style:country-asian="ES" style:language-complex="ar" style:country-complex="SA"/>
    </style:style>
    <style:style style:name="P190" style:parent-style-name="Standard" style:family="paragraph">
      <style:text-properties style:font-name="Liberation SerifLiberation Seri" style:language-asian="es" style:country-asian="ES" style:language-complex="ar" style:country-complex="SA"/>
    </style:style>
    <style:style style:name="T191" style:parent-style-name="Fuentedepárrafopredeter." style:family="text">
      <style:text-properties style:font-name="Liberation SerifLiberation Seri" style:language-asian="es" style:country-asian="ES" style:language-complex="ar" style:country-complex="SA"/>
    </style:style>
    <style:style style:name="P1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93" style:parent-style-name="Fuentedepárrafopredeter." style:family="text">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1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07"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2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20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210"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3</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3</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3</text:p>
      <text:p text:style-name="P102">- Si se quiere hacer algo aplicando un filtro al color, hay que tener cuidado con los reflejos de la luz sobre el plástico que suele haber delante de las bandas horizontales.</text:p>
      <text:p text:style-name="P103"/>
      <text:p text:style-name="P104">23/01/23</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3</text:p>
      <text:p text:style-name="P108">- Se sigue intentando quitar los reflejos de la luz pero sin éxito, se ha preguntado en StackOverflow.</text:p>
      <text:p text:style-name="P109"/>
      <text:p text:style-name="P110">25/01/23</text:p>
      <text:p text:style-name="P111">- Se ha solucionado el problema de los reflejos poniendo a color la media de los píxeles con más de (200, 200, 200) que son los que tienen el reflejo y están a un tono bastante cercano al blanco. Quizás para que quede mejor, quitar solo el reflejo de los píxeles comprendido entre las bandas detectadas/rellenadas/creadas y que además superen el (200, 200, 200).</text:p>
      <text:p text:style-name="P112"/>
      <text:p text:style-name="P113">26/01/23</text:p>
      <text:p text:style-name="P114">- Se ha comenzado el algoritmo para eliminar parejas en la zona de productos.</text:p>
      <text:p text:style-name="P115"/>
      <text:p text:style-name="P116">30/01/23</text:p>
      <text:p text:style-name="P117">- Se ha terminado el algoritmo de eliminar parejas de los productos pero que hay que mejorarlo aún.<text:s/></text:p>
      <text:p text:style-name="P118">- También se ha empezado a crear funciones para hacer el código más modular y para que además quede más limpio.</text:p>
      <text:p text:style-name="P119"/>
      <text:p text:style-name="P120">31/01/23</text:p>
      <text:p text:style-name="P121">- Se ha seguido creando funciones para cada paso.</text:p>
      <text:soft-page-break/>
      <text:p text:style-name="P122">01/02/23</text:p>
      <text:p text:style-name="P123">- Se han organizado los plots.</text:p>
      <text:p text:style-name="P124"/>
      <text:p text:style-name="P125">02/02/23</text:p>
      <text:p text:style-name="P126">- Recibida respuesta del correo del 23/01. Propone al igual que se ha pensado, calcular la transformada de Hough por franjas, de esta manera se evita que se concentren todas las líneas detectadas en la zona central (entre 1/3 y 2/3 de la altura de la imagen).<text:s/></text:p>
      <text:p text:style-name="Standard"><text:span text:style-name="T127">- Se ha empezado a hacer, hay que unir los 4 “lines” en uno y pasarle eso a la función “</text:span><text:span text:style-name="T128">seleccion_lineas_definitivas()”.</text:span></text:p>
      <text:p text:style-name="P129"/>
      <text:p text:style-name="P130">06/02/23</text:p>
      <text:p text:style-name="P131">- Se ha logrado unir los 4 “lines” y pasarlos a “seleccion_lineas_definitivas()”.<text:s/></text:p>
      <text:p text:style-name="P132">- Hay que revisar los algoritmos de relleno de líneas sueltas, creación de bandas artificiales y eliminación de bandas en zonas de productos.<text:s/></text:p>
      <text:p text:style-name="P133"/>
      <text:p text:style-name="P134">07/02/23</text:p>
      <text:p text:style-name="P135">- Revisado el relleno de líneas y la creación de bandas artificiales.<text:s/></text:p>
      <text:p text:style-name="Standard"><text:span text:style-name="T136">- Quizás sacar el “vector_ocupacion” en “</text:span><text:span text:style-name="T137">emparejamiento_lineas()” para luego usarlo como una de las condiciones para rellenar una línea suelta en “</text:span><text:span text:style-name="T138">relleno_lineas_sueltas()”.<text:s/></text:span><text:span text:style-name="T139">Quizás pare ello se deba pedir como condición al hacer la foto que la banda de más arriba y la de más abajo estén cerca del límite superior e inferior de la imagen respectivamente para aprovecharlo al calcular el “vector_ocupación”.</text:span></text:p>
      <text:p text:style-name="P140">- Mirar que en “emparejamiento_lineas()” no se formen más parejas que número de bandas posibles y comprobar que dos parejas no están en la misma franja.<text:s/></text:p>
      <text:p text:style-name="P141"/>
      <text:p text:style-name="P142">08/02/23</text:p>
      <text:p text:style-name="P143">- Se ha pasado el cálculo de “vector_ocupacion” a “emparejamiento_lineas()”.</text:p>
      <text:p text:style-name="Standard"><text:span text:style-name="T144">- Hay que pensar cómo hacer la condición bien para rellenar las líneas desechadas en “</text:span><text:span text:style-name="T145">relleno_lineas_sueltas()” usando el “vector_ocupacion”.</text:span></text:p>
      <text:p text:style-name="P146"/>
      <text:p text:style-name="P147">09/02/23</text:p>
      <text:p text:style-name="P148">- Impuesta la condición para rellenar una línea aparte de la condición de estar 2/3 veces por debajo del ancho máximo y que haya menos parejas formadas que bandas a detectar.</text:p>
      <text:p text:style-name="P149"/>
      <text:p text:style-name="P150">13/02/23</text:p>
      <text:p text:style-name="P151">- Se ha introducido el cálculo del vector ocupación tras la eliminación de bandas.<text:s/></text:p>
      <text:p text:style-name="P152">- La detección de bandas está casi terminada.</text:p>
      <text:p text:style-name="P153">- Hay que ponerse pronto con la detección de códigos de barras.</text:p>
      <text:p text:style-name="P154"/>
      <text:p text:style-name="P155">14/02/23</text:p>
      <text:p text:style-name="P156">- Se han ajustado el resto de valores de la tabla para el resto de números de bandas, con 2 bandas es como peor funciona el algoritmo.</text:p>
      <text:p text:style-name="P157">- Por ahora se va a dejar así y se va a pasar a la detección de códigos de barras en las bandas detectadas.</text:p>
      <text:p text:style-name="P158"/>
      <text:p text:style-name="P159">17/02/23</text:p>
      <text:p text:style-name="P160">- Enviado correo a MA comentándole que está más o menos acabada la detección de bandas y que pasamos a la detección de códigos de barras. Para ello nos ha respondido que emulemos el barrido de las bandas con el zoom de la cámara haciendo fotos más cercanas de las bandas en las que se pueda sacar bien los códigos (se usará gradientes).</text:p>
      <text:p text:style-name="P161"/>
      <text:p text:style-name="P162"/>
      <text:soft-page-break/>
      <text:p text:style-name="P163">23/02/23</text:p>
      <text:p text:style-name="P164">- He sacado los códigos de barras usando gradientes, ajustar dimensiones de los parámetros “kernel1” y “kernel2” según distancia de la cámara a la estantería.</text:p>
      <text:p text:style-name="P165"/>
      <text:p text:style-name="P166">01/03/23</text:p>
      <text:p text:style-name="P167">- Probando a sacar los códigos de barras con el recorte del zoom que se le ha hecho a una imagen.</text:p>
      <text:p text:style-name="P168"/>
      <text:p text:style-name="P169">02/03/23</text:p>
      <text:p text:style-name="P170">- Se ha ido a hacer fotos a la gasolinera para 2, 3 y 4 bandas (de 5 no había). También se han hecho foto de códigos de barra de cerca emulando el zoom de la cámara al hacer el barrido de las bandas.</text:p>
      <text:p text:style-name="P171"/>
      <text:p text:style-name="P172">04/03/23</text:p>
      <text:p text:style-name="P173">- El código original se ha renombrado a “líneas.py” ya que se ha dejado solo la parte de código que calcula las bandas.</text:p>
      <text:p text:style-name="P174">- Para la parte de código que calcula los gradientes se ha creado el código “gradientes.py”, que recibirá las imágenes con zoom.</text:p>
      <text:p text:style-name="P175">- Se ha probado con las fotos de la gasolinera, hay que aumentar el rango de ángulos en Hough para que funcione más o menos bien.</text:p>
      <text:p text:style-name="P176"/>
      <text:p text:style-name="P177">05/03/23</text:p>
      <text:p text:style-name="P178">- Se ha hecho la parte de las franjas y Hough para 2 y 3 bandas (se ha copiado el código y se ha adaptado).<text:s/></text:p>
      <text:p text:style-name="P179">- Ajustado valores de kernels en la apertura y cierre de “gradientes.py” pero quedan algunos puntos sueltos si salen parte de etiquetas en las imágenes. Idea: establecer un umbral de píxeles, si son pocos píxeles se supone puntos espúreos y se eliminan.</text:p>
      <text:p text:style-name="P180"/>
      <text:p text:style-name="Normal">MIRAR AL CREAR BANDAS ARTIFICIALES QUÉ HACER CUANDO NO HAY DOS BANDAS CONSECUTIVAS DETECTADAS PARA SACAR DE ALGUNA MANERA LA SEPARACIÓN → MIRAR CÓMO ARREGLAR CUANDO “VECTOR_MASCARA” TIENE MENOR TAMAÑO QUE “VECTOR_OCUPACION”<text:s/><text:span text:style-name="T181">(LÍNEA "ALTURA2_MEDIA"")</text:span></text:p>
      <text:p text:style-name="P182"/>
      <text:p text:style-name="P183">INTRODUCIR FASE DE APRENDIZAJE EN EL CÓDIGO.</text:p>
      <text:p text:style-name="Standard"><text:span text:style-name="T184">IDEA 1</text:span><text:span text:style-name="T185">: OBTENER LAS LÍNEAS POR HOUGH Y SACAR UN VALOR DE A CUÁNTO ESTÁN SEPARADAS LAS LÍNEAS QUE SON PRÓXIMAS ENTRE SÍ QUE SERÁ EL ANCHO DE LAS BANDAS HORIZONTALES. SI LA SEPARACIÓN ES GRANDE, SIGNIFICARÁ QUE SE TRATA DEL LÍMITE INFERIOR DE UNA BANDA RESPECTO AL LÍMITE SUPERIOR DE LA BANDA SIGUIENTE Y SERÁ UN VALOR MÁS GRANDE QUE NO HABRÁ QUE TENER EN CUENTA (FIJAR UN TOPE DE SEPARACIÓN PARA TENER EN CUENTA EL VALOR O NO).<text:s/></text:span></text:p>
      <text:p text:style-name="Standard"><text:span text:style-name="T186">IDEA 2</text:span><text:span text:style-name="T187">: SI SE DETECTA UNA BANDA Y SE CONFIRMA QUE ES UNA BANDA, GUARDAR ESE LÍMITE SUPERIOR E INFERIOR EN UNA VECTOR O ALGO PARA COMPARARLO CON LAS ALTURAS OBTENIDAS EN EL SIGUIENTE FRAME, Y ASÍ PARTIR CON INFORMACIÓN DE ANTEMANO PARA EL SIGUIENTE FRAME (APRENDIZAJE).</text:span></text:p>
      <text:p text:style-name="P188"/>
      <text:p text:style-name="P189">SACAR FOTOS DE TODAS LAS ETAPAS DEL ALGORITMO (HOUGH, EMPAREJAMIENTO, RELLENO, BANDAS ARTIFICIALES, ELIMINACIÓN DE BANDAS…)</text:p>
      <text:p text:style-name="P190"/>
      <text:p text:style-name="Standard"><text:span text:style-name="T191">MIRAR SI PONER UNA CONDICIÓN CUANDO EMPAREJEMOS LAS LÍNEAS PARA EVITAR QUE SE FORMEN PAREJAS EN PRODUCTOS: TIPO QUE TENGA QUE ESTAR A UNA DISTANCIA DETERMINADA RESPECTO A LA ÚLTIMA PAREJA FORMADA PARA PODER FORMAR LA ACTUAL.</text:span></text:p>
      <text:p text:style-name="P192"/>
      <text:soft-page-break/>
      <text:p text:style-name="Standard"><text:span text:style-name="T193">PROBAR A HACER HOUGH A PARTES DE LA IMAGEN, POR EJEMPLO HACER CUATRO HOUGHs, CALCULANDO HOUGH SOLO DE UN CUARTO DE LA IMAGEN.<text:s/></text:span></text:p>
      <text:p text:style-name="P194"/>
      <text:p text:style-name="P195">MIRAR LO DE AÑADIR LOS 20 PÍXELES POR ARRIBA Y POR ABAJO, REVISAR QUE SOLO SE HAGA EN LAS PAREJAS DIRECTAMENTE DETECTADAS Y QUE TAMBIÉN SE USE LOS DATOS DE LAS PAREJAS SIN ESE ENSANCHE PARA HACER LOS CÁLCULOS</text:p>
      <text:p text:style-name="P196"/>
      <text:p text:style-name="P197">SE DEBE DE HACER UN ALGORITMO ITERATIVO DE TAL MANERA QUE SI POR EJEMPLO FORMAMOS UNA PAREJA EN LOS PRODUCTOS, EL ALGORITMO RECONOZCA DE ALGUNA MANERA QUE ESA PAREJA ESTÁ MAL PARA DESECHARLA Y BUSCAR OTRA</text:p>
      <text:p text:style-name="P198"/>
      <text:p text:style-name="P199">A LA HORA DE CONSIDERAR DOS LÍNEAS COMO LA MISMA, ES MEJOR QUE NOS PASEMOS A QUEDARNOS CORTOS, PORQUE SI NOS PASAMOS SIMPLEMENTE NOS QUEDAREMOS SOLO CON UNA LÍNEA Y LA RELLENAREMOS, PERO SI NOS QUEDAMOS CORTOS, ES COMÚN QUE LAS BANDAS CENTRALES TENGAN LAS DOS LÍNEAS DE LOS BORDES, PERO OTRA EN MEDIO, QUE HACE QUE NOS QUEDEMOS CON LA MITAD SUPERIOR DE LA BANDA AL UNIR LA LÍNEA QUE DELIMITA POR ARRIBA CON LA LÍNEA QUE ESTÁ EN MITAD DE LA BANDA.</text:p>
      <text:p text:style-name="P200"/>
      <text:p text:style-name="P201">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202"/>
      <text:p text:style-name="P203">MIRAR CÓMO HACER EL RELLENO DE LÍNEAS SUELTAS HACIA EL LADO CORRECTO</text:p>
      <text:p text:style-name="P204"/>
      <text:p text:style-name="P205">MIRAR SI EN VEZ DE CREAR LAS BANDAS HORIZONTALES SOLO USANDO LAS ALTURAS, USAR MEJOR LAS LÍNEAS DETECTADAS CON SU INCLINACIÓN INCLUÍDA (SI LA TIENEN)</text:p>
      <text:p text:style-name="P206"/>
      <text:p text:style-name="P207">EN VEZ DE HACER UN CÓDIGO TAN LARGO, HACER FUNCIONES E IMPORTARLAS COMO EN AMPLI DE ROBÓTICA</text:p>
      <text:p text:style-name="P208"/>
      <text:p text:style-name="Standard"><text:span text:style-name="T209">pip install opencv-contrib-python</text:span></text:p>
      <text:p text:style-name="Standard"/>
      <text:p text:style-name="Standard"/>
      <text:p text:style-name="Standard"/>
      <text:p text:style-name="P210">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3-05T12:59:00Z</dc:date>
    <meta:template xlink:href="Normal.dotm" xlink:type="simple"/>
    <meta:editing-cycles>150</meta:editing-cycles>
    <meta:editing-duration>PT388560S</meta:editing-duration>
    <meta:document-statistic meta:page-count="9" meta:paragraph-count="47" meta:word-count="3665" meta:character-count="23779" meta:row-count="168" meta:non-whitespace-character-count="20161"/>
  </office:meta>
</office:document-meta>
</file>